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4pt" fo:font-weight="bold" officeooo:rsid="001b4da1" officeooo:paragraph-rsid="001b4da1" style:font-weight-asian="bold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font-size="14pt" fo:font-weight="normal" officeooo:rsid="001b4da1" officeooo:paragraph-rsid="001b4da1" style:font-weight-asian="normal" style:font-weight-complex="normal"/>
    </style:style>
    <style:style style:name="P3" style:family="paragraph" style:parent-style-name="Standard" style:list-style-name="L1">
      <style:paragraph-properties fo:line-height="115%" fo:text-align="start" style:justify-single-word="false"/>
      <style:text-properties fo:font-size="14pt" fo:font-weight="normal" officeooo:rsid="001b4da1" officeooo:paragraph-rsid="001b4da1" style:font-weight-asian="normal" style:font-weight-complex="normal"/>
    </style:style>
    <style:style style:name="P4" style:family="paragraph" style:parent-style-name="Standard" style:list-style-name="L2">
      <style:paragraph-properties fo:line-height="115%" fo:text-align="start" style:justify-single-word="false"/>
      <style:text-properties fo:font-size="14pt" fo:font-weight="normal" officeooo:rsid="001b4da1" officeooo:paragraph-rsid="001b4da1" style:font-weight-asian="normal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font-size="14pt" style:text-underline-style="solid" style:text-underline-width="auto" style:text-underline-color="font-color" fo:font-weight="normal" officeooo:rsid="001b4da1" officeooo:paragraph-rsid="001b4da1" style:font-weight-asian="normal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font-size="18pt" fo:font-weight="bold" officeooo:rsid="001b4da1" officeooo:paragraph-rsid="001b4da1" style:font-weight-asian="bold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font-size="18pt" fo:font-weight="bold" officeooo:rsid="001b4da1" officeooo:paragraph-rsid="001b4da1" style:font-weight-asian="bold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color="#ff0000" loext:opacity="100%" fo:font-size="14pt" fo:font-weight="normal" officeooo:rsid="001b4da1" officeooo:paragraph-rsid="001b4da1" style:font-weight-asian="normal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color="#000000" loext:opacity="100%" fo:font-size="14pt" fo:font-weight="normal" officeooo:rsid="001b4da1" officeooo:paragraph-rsid="001b4da1" style:font-weight-asian="normal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color="#000000" loext:opacity="100%" fo:font-size="14pt" style:text-underline-style="solid" style:text-underline-width="auto" style:text-underline-color="font-color" fo:font-weight="normal" officeooo:rsid="001b4da1" officeooo:paragraph-rsid="001b4da1" style:font-weight-asian="normal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color="#000000" loext:opacity="100%" fo:font-size="14pt" style:text-underline-style="none" fo:font-weight="normal" officeooo:rsid="001b4da1" officeooo:paragraph-rsid="001b4da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lementação SQL em BD</text:p>
      <text:p text:style-name="P6"/>
      <text:p text:style-name="P2">1° Etapa – <text:span text:style-name="T1">Análise de Requisitos</text:span></text:p>
      <text:list text:style-name="L1">
        <text:list-item>
          <text:p text:style-name="P3">Filtração das informações coletadas;</text:p>
        </text:list-item>
        <text:list-item>
          <text:p text:style-name="P3">Entrevistas;</text:p>
        </text:list-item>
        <text:list-item>
          <text:p text:style-name="P3">Coleta dos dados</text:p>
        </text:list-item>
      </text:list>
      <text:p text:style-name="P2"/>
      <text:p text:style-name="P1">Projeto Conceitual</text:p>
      <text:p text:style-name="P1"><text:span text:style-name="T2">Conceitos que projetam os dados para os usuários de maneira mais simples</text:span></text:p>
      <text:p text:style-name="P1"><text:span text:style-name="T2">Representando o ambiente do sistema a ser implementado através de diagramas.</text:span></text:p>
      <text:p text:style-name="P1"><text:span text:style-name="T2"/></text:p>
      <text:p text:style-name="P1">Projeto Lógico</text:p>
      <text:p text:style-name="P2">modelos internos do BD</text:p>
      <text:list text:style-name="L2">
        <text:list-item>
          <text:p text:style-name="P4">Tabelas</text:p>
        </text:list-item>
        <text:list-item>
          <text:p text:style-name="P4">Regras</text:p>
        </text:list-item>
        <text:list-item>
          <text:p text:style-name="P4">Relacionamentos</text:p>
        </text:list-item>
        <text:list-item>
          <text:p text:style-name="P4">Dados das colunas como tamanho e tipo</text:p>
        </text:list-item>
      </text:list>
      <text:p text:style-name="P2">resulta no esquema detalhado no BD</text:p>
      <text:p text:style-name="P2"/>
      <text:p text:style-name="P1">Projeto Físico</text:p>
      <text:p text:style-name="P2">Estruturas de armazenamento</text:p>
      <text:p text:style-name="P2">Forma como os dados estão armazenados</text:p>
      <text:p text:style-name="P2">Gerar os scripts</text:p>
      <text:p text:style-name="P2"/>
      <text:p text:style-name="P2">Linguagem padrão ANSI SQL.</text:p>
      <text:p text:style-name="P2"/>
      <text:p text:style-name="P2">- Para criar um BD :</text:p>
      <text:p text:style-name="P2"><text:tab/>comando create data</text:p>
      <text:p text:style-name="P2"/>
      <text:p text:style-name="P2">- Para mostrar o banco existente : </text:p>
      <text:p text:style-name="P2"><text:tab/>show database</text:p>
      <text:p text:style-name="P2"/>
      <text:p text:style-name="P2">- Para usar um banco :</text:p>
      <text:p text:style-name="P2"><text:tab/>use ‘nome do banco’.</text:p>
      <text:p text:style-name="P2"/>
      <text:p text:style-name="P2">- Para excluir um banco :</text:p>
      <text:p text:style-name="P2"><text:tab/>drop database ‘nome do banco’</text:p>
      <text:p text:style-name="P7"><text:soft-page-break/>SQL – Linguagem estruturada de consultas</text:p>
      <text:p text:style-name="P2">SGBDs relacionais</text:p>
      <text:p text:style-name="P2"/>
      <text:p text:style-name="P2">Em 1980, ANSI e ISO publicaram primeira versão padronizada.</text:p>
      <text:p text:style-name="P2">SQL.</text:p>
      <text:p text:style-name="P2"/>
      <text:p text:style-name="P7">DDL</text:p>
      <text:p text:style-name="P5">Modificar nome da tabela:</text:p>
      <text:p text:style-name="P2"><text:span text:style-name="T1"><text:tab/></text:span>RENAME TABLE<text:span text:style-name="T1"> </text:span>“nome atual” TO “novo nome”.</text:p>
      <text:p text:style-name="P2"/>
      <text:p text:style-name="P5">Para alterar um campo dentro da tabela usamos:</text:p>
      <text:p text:style-name="P2"><text:tab/>ALTER TABLE “nome tabela” CHANGE COLUMN “nome atual atributo” <text:tab/>“novo nome atributo” varchar(45) not null;</text:p>
      <text:p text:style-name="P2"/>
      <text:p text:style-name="P2"><text:span text:style-name="T3">Para excluir um campo da tabela</text:span>:</text:p>
      <text:p text:style-name="P2"><text:tab/>ALTER TABLE “nome tabela” DROP COLUMN “nome coluna”</text:p>
      <text:p text:style-name="P2">também é possível excluir a tabela inteira:</text:p>
      <text:p text:style-name="P2"><text:tab/>DROP TABLE “nome tabela”.</text:p>
      <text:p text:style-name="P2"/>
      <text:p text:style-name="P5">Para inserir dados na tabela:</text:p>
      <text:p text:style-name="P2"><text:tab/>INSERT INTO “nome tabela” (atributo1, atributo2) VALUES (“dado1, dado2”)</text:p>
      <text:p text:style-name="P2"/>
      <text:p text:style-name="P5">Para projetar na tela os dados inseridos no campo:</text:p>
      <text:p text:style-name="P2"><text:tab/>SELECT * FROM “nome tabela”</text:p>
      <text:p text:style-name="P8">OBS: * seleciona tudo</text:p>
      <text:p text:style-name="P9"><text:tab/>SELECT * FROM “nome tabela” WHERE salario &gt; 4000</text:p>
      <text:p text:style-name="P9"><text:tab/>Dessa forma ele só busca as informações onde o salário é maior que 4000.</text:p>
      <text:p text:style-name="P9"><text:tab/>SELECT * FROM professores WHERE nome_prof = ‘Josiel’;</text:p>
      <text:p text:style-name="P9"/>
      <text:p text:style-name="P10">Para deletar campos da tabela:<text:span text:style-name="T4"> </text:span></text:p>
      <text:p text:style-name="P10"><text:span text:style-name="T4"><text:tab/>DROP FROM “nome da tabela” WHERE id = 4. </text:span></text:p>
      <text:p text:style-name="P10"><text:span text:style-name="T4"/></text:p>
      <text:p text:style-name="P10">Para atualizar valores usamos o comando UPDATE<text:span text:style-name="T4">:</text:span></text:p>
      <text:p text:style-name="P10"><text:span text:style-name="T4"><text:tab/>UPDATE “nome tabela” SET salario = salario *1.1 WHERE id = 1.</text:span></text:p>
      <text:p text:style-name="P10"><text:span text:style-name="T4"><text:tab/>UPDATE automoveis SET professor_id = 5 WHERE id = 2;</text:span></text:p>
      <text:p text:style-name="P10"><text:span text:style-name="T4"/></text:p>
      <text:p text:style-name="P10"><text:soft-page-break/>Para unir od dados das tabelas UNION:</text:p>
      <text:p text:style-name="P11"><text:tab/>SELECT * FROM professores WHERE nome_prof = ‘Kelvin’</text:p>
      <text:p text:style-name="P11"><text:tab/>UNION</text:p>
      <text:p text:style-name="P11"><text:tab/>SELECT * FROM automoveis WHERE id = 1;</text:p>
      <text:p text:style-name="P11"/>
      <text:p text:style-name="P10"><text:span text:style-name="T4"/></text:p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5:38:51.562000000</meta:creation-date>
    <dc:date>2023-11-25T09:35:53.073000000</dc:date>
    <meta:editing-duration>P1DT17H57M2S</meta:editing-duration>
    <meta:editing-cycles>1</meta:editing-cycles>
    <meta:document-statistic meta:table-count="0" meta:image-count="0" meta:object-count="0" meta:page-count="3" meta:paragraph-count="58" meta:word-count="335" meta:character-count="1976" meta:non-whitespace-character-count="1681"/>
    <meta:generator>LibreOffice/7.6.2.1$Windows_X86_64 LibreOffice_project/56f7684011345957bbf33a7ee678afaf4d2ba333</meta:generator>
  </office:meta>
</office:document-meta>
</file>